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able-cell-properties fo:background-color="transparent"/>
    </style:style>
    <style:style style:name="ce6"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7" style:family="table-cell" style:parent-style-name="Default">
      <style:text-properties fo:font-style="normal" style:font-style-asian="normal" style:font-style-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Master Bait</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 table:number-columns-repeated="1019"/>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es</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5" office:value-type="string">
            <text:p>intro21</text:p>
          </table:table-cell>
          <table:table-cell table:style-name="ce5"/>
          <table:table-cell table:style-name="ce5" office:value-type="string">
            <text:p>map</text:p>
          </table:table-cell>
          <table:table-cell table:style-name="ce5" office:value-type="string">
            <text:p>Beckett: No? Hmm, I thought you'd be convinced by that amazing sales pitch...</text:p>
          </table:table-cell>
          <table:table-cell table:style-name="ce19" table:number-columns-repeated="1019"/>
          <table:table-cell table:style-name="ce5"/>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5" office:value-type="string">
            <text:p>tut20</text:p>
          </table:table-cell>
          <table:table-cell table:style-name="ce5"/>
          <table:table-cell table:style-name="ce5" office:value-type="string">
            <text:p>tut</text:p>
          </table:table-cell>
          <table:table-cell table:style-name="ce5" office:value-type="string">
            <text:p>Plant those Beet Seeds! </text:p>
          </table:table-cell>
          <table:table-cell table:style-name="ce19" table:number-columns-repeated="1019"/>
          <table:table-cell table:style-name="ce5"/>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fucker.</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6" office:value-type="string">
            <text:p>*</text:p>
          </table:table-cell>
          <table:table-cell table:style-name="ce6"/>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he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your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table:number-columns-repeated="1020"/>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table:number-columns-repeated="1020"/>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5"/>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5"/>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5"/>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5"/>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5"/>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5"/>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5"/>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 BITCH.</text:p>
          </table:table-cell>
          <table:table-cell table:style-name="ce19" table:number-columns-repeated="1019"/>
          <table:table-cell table:style-name="ce5"/>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5"/>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only.com no matter how many times you ask.</text:p>
          </table:table-cell>
          <table:table-cell table:style-name="ce19" table:number-columns-repeated="1019"/>
          <table:table-cell table:style-name="ce5"/>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5"/>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5"/>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ckin' funny D&amp;D moments?</text:p>
          </table:table-cell>
          <table:table-cell table:style-name="ce19" table:number-columns-repeated="1019"/>
          <table:table-cell table:style-name="ce5"/>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9" table:number-columns-repeated="1019"/>
          <table:table-cell table:style-name="ce5"/>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fuckin', these three gobulins burst through the door, and one has TWO DICKS...</text:p>
          </table:table-cell>
          <table:table-cell table:style-name="ce19" table:number-columns-repeated="1019"/>
          <table:table-cell table:style-name="ce5"/>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5"/>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FUCKING SICK of this food2 shit. I was SO HUNGRY FOR REAL FOOD.</text:p>
          </table:table-cell>
          <table:table-cell table:style-name="ce19" table:number-columns-repeated="1019"/>
          <table:table-cell table:style-name="ce5"/>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fuck, even VEGETABLES. I just want some REAL FUCKING FOOD.</text:p>
          </table:table-cell>
          <table:table-cell table:style-name="ce19" table:number-columns-repeated="1019"/>
          <table:table-cell table:style-name="ce5"/>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5"/>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5"/>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You scoop several handfuls of fruit and veggie seeds out of the bin.</text:p>
          </table:table-cell>
          <table:table-cell table:style-name="ce19" table:number-columns-repeated="1019"/>
          <table:table-cell table:style-name="ce5"/>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You should probably leave some of these for this guy... it looks like he'll need it.</text:p>
          </table:table-cell>
          <table:table-cell table:style-name="ce19" table:number-columns-repeated="1019"/>
          <table:table-cell table:style-name="ce5"/>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D&amp;D.</text:p>
          </table:table-cell>
          <table:table-cell table:style-name="ce19" table:number-columns-repeated="1019"/>
          <table:table-cell table:style-name="ce5"/>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7"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table:number-columns-repeated="1020"/>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shit.</text:p>
          </table:table-cell>
          <table:table-cell table:number-columns-repeated="1020"/>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hit, good shit.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Fuck off.</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sh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table:number-columns-repeated="1020"/>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5"/>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5"/>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5"/>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5"/>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5"/>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5"/>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5"/>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5"/>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5"/>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5"/>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5"/>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5"/>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5"/>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5"/>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5"/>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5"/>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5"/>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5"/>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5"/>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5"/>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5"/>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5"/>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5"/>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5"/>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5"/>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5"/>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5"/>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5"/>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5"/>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5"/>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5"/>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5"/>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5"/>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5"/>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5"/>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5"/>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5"/>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5"/>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5"/>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5"/>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5"/>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5"/>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5"/>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5"/>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5"/>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5"/>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5"/>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5"/>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5"/>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5"/>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5"/>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08">09/08/2018</text:date>, <text:time>17:42: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9-08T17:42:16.13</dc:date>
    <meta:editing-duration>P107DT20H5M23S</meta:editing-duration>
    <meta:editing-cycles>1167</meta:editing-cycles>
    <dc:creator>Seab Dinch</dc:creator>
    <meta:document-statistic meta:table-count="1" meta:cell-count="6642" meta:object-count="0"/>
  </office:meta>
</office:document-meta>
</file>